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62db0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62db0" style:font-size-asian="14pt" style:font-size-complex="14pt"/>
    </style:style>
    <style:style style:name="P4" style:family="paragraph" style:parent-style-name="Heading_20_3" style:list-style-name="L3">
      <style:text-properties style:font-name="Liberation Sans" fo:font-size="14pt" officeooo:paragraph-rsid="0017a216" style:font-size-asian="14pt" style:font-size-complex="14pt"/>
    </style:style>
    <style:style style:name="P5" style:family="paragraph" style:parent-style-name="Heading_20_3" style:list-style-name="L5">
      <style:text-properties style:font-name="Liberation Sans" fo:font-size="14pt" officeooo:paragraph-rsid="001802ba" style:font-size-asian="14pt" style:font-size-complex="14pt"/>
    </style:style>
    <style:style style:name="P6" style:family="paragraph" style:parent-style-name="Heading_20_3" style:list-style-name="L6">
      <style:text-properties style:font-name="Liberation Sans" fo:font-size="14pt" officeooo:paragraph-rsid="001802ba" style:font-size-asian="14pt" style:font-size-complex="14pt"/>
    </style:style>
    <style:style style:name="P7" style:family="paragraph" style:parent-style-name="Heading_20_3" style:list-style-name="L7">
      <style:text-properties style:font-name="Liberation Sans" fo:font-size="14pt" officeooo:paragraph-rsid="00180f04" style:font-size-asian="14pt" style:font-size-complex="14pt"/>
    </style:style>
    <style:style style:name="P8" style:family="paragraph" style:parent-style-name="Heading_20_3" style:list-style-name="L8">
      <style:text-properties style:font-name="Liberation Sans" fo:font-size="14pt" officeooo:paragraph-rsid="001a0aa1" style:font-size-asian="14pt" style:font-size-complex="14pt"/>
    </style:style>
    <style:style style:name="P9" style:family="paragraph" style:parent-style-name="Heading_20_3" style:list-style-name="L10">
      <style:text-properties style:font-name="Liberation Sans" fo:font-size="14pt" officeooo:paragraph-rsid="001a4ed9" style:font-size-asian="14pt" style:font-size-complex="14pt"/>
    </style:style>
    <style:style style:name="P10" style:family="paragraph" style:parent-style-name="Heading_20_3" style:list-style-name="L11">
      <style:text-properties style:font-name="Liberation Sans" fo:font-size="14pt" officeooo:paragraph-rsid="001a4ed9" style:font-size-asian="14pt" style:font-size-complex="14pt"/>
    </style:style>
    <style:style style:name="P11" style:family="paragraph" style:parent-style-name="Heading_20_3" style:list-style-name="L13">
      <style:text-properties style:font-name="Liberation Sans" fo:font-size="14pt" officeooo:paragraph-rsid="001b7d31" style:font-size-asian="14pt" style:font-size-complex="14pt"/>
    </style:style>
    <style:style style:name="P12" style:family="paragraph" style:parent-style-name="Heading_20_3" style:list-style-name="L14">
      <style:text-properties style:font-name="Liberation Sans" fo:font-size="14pt" officeooo:paragraph-rsid="001b7d31" style:font-size-asian="14pt" style:font-size-complex="14pt"/>
    </style:style>
    <style:style style:name="P13" style:family="paragraph" style:parent-style-name="Heading_20_3" style:list-style-name="L16">
      <style:text-properties style:font-name="Liberation Sans" fo:font-size="14pt" officeooo:paragraph-rsid="001d79b5" style:font-size-asian="14pt" style:font-size-complex="14pt"/>
    </style:style>
    <style:style style:name="P14" style:family="paragraph" style:parent-style-name="Heading_20_3" style:list-style-name="L17">
      <style:text-properties style:font-name="Liberation Sans" fo:font-size="14pt" officeooo:paragraph-rsid="001d79b5" style:font-size-asian="14pt" style:font-size-complex="14pt"/>
    </style:style>
    <style:style style:name="P15" style:family="paragraph" style:parent-style-name="Text_20_body" style:list-style-name="L1">
      <style:text-properties style:font-name="Liberation Sans" fo:font-size="14pt" officeooo:paragraph-rsid="00162db0" style:font-size-asian="14pt" style:font-size-complex="14pt"/>
    </style:style>
    <style:style style:name="P16" style:family="paragraph" style:parent-style-name="Text_20_body" style:list-style-name="L17">
      <style:text-properties style:font-name="Liberation Sans" fo:font-size="14pt" fo:font-weight="normal" officeooo:rsid="000e487e" officeooo:paragraph-rsid="001d79b5" style:font-size-asian="14pt" style:font-size-complex="14pt"/>
    </style:style>
    <style:style style:name="P17" style:family="paragraph" style:parent-style-name="Text_20_body" style:list-style-name="L5">
      <style:text-properties style:font-name="Liberation Sans" fo:font-size="14pt" officeooo:paragraph-rsid="001802ba" style:font-size-asian="14pt" style:font-size-complex="14pt"/>
    </style:style>
    <style:style style:name="P18" style:family="paragraph" style:parent-style-name="Text_20_body" style:list-style-name="L10">
      <style:text-properties style:font-name="Liberation Sans" fo:font-size="14pt" officeooo:paragraph-rsid="001a4ed9" style:font-size-asian="14pt" style:font-size-complex="14pt"/>
    </style:style>
    <style:style style:name="P19" style:family="paragraph" style:parent-style-name="Text_20_body" style:list-style-name="L13">
      <style:text-properties style:font-name="Liberation Sans" fo:font-size="14pt" officeooo:paragraph-rsid="001b7d31" style:font-size-asian="14pt" style:font-size-complex="14pt"/>
    </style:style>
    <style:style style:name="P20" style:family="paragraph" style:parent-style-name="Text_20_body" style:list-style-name="L16">
      <style:text-properties style:font-name="Liberation Sans" fo:font-size="14pt" officeooo:paragraph-rsid="001d79b5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style:font-name="Liberation Sans" fo:font-size="14pt" officeooo:paragraph-rsid="0017a216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style:font-name="Liberation Sans" fo:font-size="14pt" officeooo:paragraph-rsid="00180f04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style:font-name="Liberation Sans" fo:font-size="14pt" officeooo:paragraph-rsid="001a0aa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style:contextual-spacing="false"/>
      <style:text-properties style:font-name="Liberation Sans" fo:font-size="14pt" officeooo:paragraph-rsid="001d79b5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style:font-name="Liberation Sans" fo:font-size="14pt" officeooo:paragraph-rsid="001d79b5" style:font-size-asian="14pt" style:font-size-complex="14pt"/>
    </style:style>
    <style:style style:name="P34" style:family="paragraph" style:parent-style-name="Text_20_body" style:master-page-name="First_20_Page">
      <style:paragraph-properties style:page-number="auto"/>
      <style:text-properties style:font-name="Liberation Sans" fo:font-size="14pt" officeooo:paragraph-rsid="001d79b5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После согласования параметров забора, стоимости и подписания договора выезжаем на объект и приступаем к установке.</text:p>
      <text:list xml:id="list236135231" text:style-name="L16">
        <text:list-item>
          <text:list>
            <text:list-item>
              <text:list>
                <text:list-header>
                  <text:h text:style-name="P13" text:outline-level="3">Основные этапы монтажа:</text:h>
                </text:list-header>
              </text:list>
            </text:list-item>
          </text:list>
        </text:list-item>
        <text:list-item>
          <text:p text:style-name="P32">Разметка участка и подготовка ям для опор. Площадка очищается от строительного мусора, травы, кустарника. Выполняется разметка периметра ограждения, бурение отверстий под установку столбов. </text:p>
        </text:list-item>
        <text:list-item>
          <text:p text:style-name="P32">Окраска. Все элементы каркаса красятся в два слоя: покрываются грунтовкой и краской. </text:p>
        </text:list-item>
        <text:list-item>
          <text:p text:style-name="P32">Установка опор. В подготовленные ямы устанавливаются столбы, далее выполняется их забутовка или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32">Монтаж пролетов.Секции привариваются к опорам. </text:p>
        </text:list-item>
        <text:list-item>
          <text:p text:style-name="P20">Антикоррозионная защита швов. Сварные швы зачищаются от шлака, покрываются грунтовкой и краской. </text:p>
        </text:list-item>
      </text:list>
      <text:list xml:id="list1946581161" text:style-name="L17">
        <text:list-item>
          <text:list>
            <text:list-item>
              <text:list>
                <text:list-header>
                  <text:h text:style-name="P14" text:outline-level="3">Параметры забора:</text:h>
                </text:list-header>
              </text:list>
            </text:list-item>
          </text:list>
        </text:list-item>
        <text:list-item>
          <text:p text:style-name="P33">Общая длина, сложность участка: лес, рельеф, особенности грунта, наличие электричества, воды и прочее. </text:p>
        </text:list-item>
        <text:list-item>
          <text:p text:style-name="P33">Опоры: высота, размер и толщина профиля. </text:p>
        </text:list-item>
        <text:list-item>
          <text:p text:style-name="P16">Секции: в соответствии с чертежом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0M59S</meta:editing-duration>
    <meta:editing-cycles>13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42:09.718972902</dc:date>
    <meta:document-statistic meta:table-count="0" meta:image-count="0" meta:object-count="0" meta:page-count="1" meta:paragraph-count="12" meta:word-count="131" meta:character-count="983" meta:non-whitespace-character-count="864"/>
  </office:meta>
</office:document-meta>
</file>